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806" officeooo:paragraph-rsid="00073806"/>
    </style:style>
    <style:style style:name="P2" style:family="paragraph" style:parent-style-name="Standard">
      <style:text-properties officeooo:rsid="00073806" officeooo:paragraph-rsid="00073806"/>
    </style:style>
    <style:style style:name="T1" style:family="text">
      <style:text-properties officeooo:rsid="0008b460"/>
    </style:style>
    <style:style style:name="T2" style:family="text">
      <style:text-properties officeooo:rsid="000bbd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project <text:span text:style-name="T1">AI</text:span></text:p>
      <text:p text:style-name="P1"/>
      <text:p text:style-name="P1"/>
      <text:p text:style-name="P1">1.- Report in a paper form with a norm of any Scientific article (journals). It can be done in word or latex. (<text:span text:style-name="T2">3 </text:span>P<text:span text:style-name="T2">oints</text:span>) <text:span text:style-name="T2">(plus 2 points if you do in latex)</text:span></text:p>
      <text:p text:style-name="P1"/>
      <text:p text:style-name="P1">https://www.overleaf.com/latex/templates/tagged/aaai</text:p>
      <text:p text:style-name="P1"/>
      <text:p text:style-name="P1">2.- The code has to be uploaded in a github repository plus the dataset. <text:span text:style-name="T2">(1 point extra)</text:span></text:p>
      <text:p text:style-name="P1"/>
      <text:p text:style-name="P1">3.- There will be a defence about the code with an examinar <text:span text:style-name="T2">(3 point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0:11:43.921442759</meta:creation-date>
    <dc:date>2022-12-13T08:13:29.805420486</dc:date>
    <meta:editing-duration>PT2H37M2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5" meta:word-count="67" meta:character-count="381" meta:non-whitespace-character-count="319"/>
  </office:meta>
</office:document-meta>
</file>